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36">
      <style:text-properties fo:font-size="8pt" style:font-size-asian="8pt" style:font-size-complex="8pt"/>
    </style:style>
    <style:style style:name="ce7" style:family="table-cell" style:parent-style-name="Default" style:data-style-name="N38">
      <style:text-properties fo:font-size="8pt" style:font-size-asian="8pt" style:font-size-complex="8pt"/>
    </style:style>
    <style:style style:name="ce8" style:family="table-cell" style:parent-style-name="Default" style:data-style-name="N37">
      <style:text-properties fo:font-size="8pt" style:font-size-asian="8pt" style:font-size-complex="8pt"/>
    </style:style>
    <style:style style:name="ce9" style:family="table-cell" style:parent-style-name="Default" style:data-style-name="N38"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0">
            <text:p>RUBLEY’S NURSERY PROJECTED<text:s/></text:p>
          </table:table-cell>
          <table:table-cell table:number-columns-repeated="3" table:style-name="ce11"/>
          <table:table-cell table:number-columns-repeated="4" table:style-name="ce2"/>
          <table:table-cell table:number-columns-repeated="16376"/>
        </table:table-row>
        <table:table-row table:style-name="ro1">
          <table:table-cell table:style-name="ce10"/>
          <table:table-cell office:value-type="string" table:style-name="ce10">
            <text:p>AVAILABILITY FALL 2024</text:p>
          </table:table-cell>
          <table:table-cell table:number-columns-repeated="2" table:style-name="ce11"/>
          <table:table-cell table:number-columns-repeated="4" table:style-name="ce2"/>
          <table:table-cell table:number-columns-repeated="16376"/>
        </table:table-row>
        <table:table-row table:style-name="ro2">
          <table:table-cell table:style-name="ce3"/>
          <table:table-cell table:number-columns-repeated="3" table:style-name="ce4"/>
          <table:table-cell table:number-columns-repeated="3" table:style-name="ce3"/>
          <table:table-cell table:style-name="ce2"/>
          <table:table-cell table:number-columns-repeated="16376"/>
        </table:table-row>
        <table:table-row table:style-name="ro2">
          <table:table-cell office:value-type="string" table:style-name="ce5">
            <text:p>DESCRIPTION</text:p>
          </table:table-cell>
          <table:table-cell table:number-columns-repeated="3" table:style-name="ce4"/>
          <table:table-cell office:value-type="string" table:style-name="ce5">
            <text:p><text:s text:c="5"/>1-9 Rate</text:p>
          </table:table-cell>
          <table:table-cell office:value-type="string" table:style-name="ce5">
            <text:p><text:s text:c="5"/>10+ Rate</text:p>
          </table:table-cell>
          <table:table-cell office:value-type="string" table:style-name="ce5">
            <text:p><text:s text:c="4"/>Qty. Avail.</text:p>
          </table:table-cell>
          <table:table-cell table:style-name="ce2"/>
          <table:table-cell table:number-columns-repeated="16376"/>
        </table:table-row>
        <table:table-row table:style-name="ro2">
          <table:table-cell table:number-columns-repeated="7" table:style-name="ce4"/>
          <table:table-cell table:number-columns-repeated="16377" table:style-name="ce1"/>
        </table:table-row>
        <table:table-row table:style-name="ro2">
          <table:table-cell office:value-type="string" table:style-name="ce3">
            <text:p>ACER BUERGERIANUM ( AERYN TRIDENT MAPLE) ZONE:5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table:style-name="ce6"/>
          <table:table-cell office:value-type="currency" office:value="95" table:style-name="ce6">
            <text:p>$95.00<text:s/>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6"/>
          <table:table-cell office:value-type="currency" office:value="115" table:style-name="ce6">
            <text:p>$115.00<text:s/></text:p>
          </table:table-cell>
          <table:table-cell office:value-type="float" office:value="20" table:style-name="ce4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15" table:style-name="ce4">
            <text:p>1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10" table:style-name="ce4">
            <text:p>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ACER X FREEMANII (ARMSTRONG MAPLE) ZONE: 3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"</text:p>
          </table:table-cell>
          <table:table-cell table:number-columns-repeated="4" table:style-name="ce4"/>
          <table:table-cell office:value-type="currency" office:value="70" table:style-name="ce8">
            <text:p>$70.00</text:p>
          </table:table-cell>
          <table:table-cell office:value-type="float" office:value="100" table:style-name="ce4">
            <text:p>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88" table:style-name="ce8">
            <text:p>$88.00</text:p>
          </table:table-cell>
          <table:table-cell office:value-type="float" office:value="50" table:style-name="ce4">
            <text:p>5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4" table:style-name="ce4"/>
          <table:table-cell office:value-type="currency" office:value="108" table:style-name="ce8">
            <text:p>$108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ACER X FREEMANII (AUTUMN BLAZE MAPLE) PP#4864 ZONE: 3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office:value-type="currency" office:value="75" table:style-name="ce7">
            <text:p>$75.00</text:p>
          </table:table-cell>
          <table:table-cell office:value-type="float" office:value="50" table:style-name="ce4">
            <text:p>5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office:value-type="currency" office:value="225" table:style-name="ce7">
            <text:p>$225.00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ER RUBRUM (BRANDYWINE MAPLE) ZONE: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65" table:style-name="ce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ER RUBRUM (SUN VALLEY MAPLE) ZONE: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65" table:style-name="ce7">
            <text:p>$165.00</text:p>
          </table:table-cell>
          <table:table-cell office:value-type="currency" office:value="160" table:style-name="ce7">
            <text:p>$16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ER RUBRUM(OCTOBER GLORY MAPLE) PP#2116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office:value-type="currency" office:value="75" table:style-name="ce7">
            <text:p>$7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ER RUBRUM (RED SUNSET MAPLE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MELANCHIER CANADENSIS (AUTUMN BRILLIANCE-MULTI STEM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85" table:style-name="ce7">
            <text:p>$85.00</text:p>
          </table:table-cell>
          <table:table-cell office:value-type="currency" office:value="80" table:style-name="ce7">
            <text:p>$80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MELANCHIER CANADENSIS (AUTUMN BRILLIANCE-STANDARD) ZONE: 4</text:p>
          </table:table-cell>
          <table:table-cell table:number-columns-repeated="5"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75" table:style-name="ce7">
            <text:p>$75.00</text:p>
          </table:table-cell>
          <table:table-cell office:value-type="currency" office:value="70" table:style-name="ce7">
            <text:p>$7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table:style-name="ce7"/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ER RUBRUM (RED POINTE MAPLE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"</text:p>
          </table:table-cell>
          <table:table-cell table:number-columns-repeated="4" table:style-name="ce4"/>
          <table:table-cell office:value-type="currency" office:value="75" table:style-name="ce8">
            <text:p>$75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ARPINUS CAROLINIANA (AMERICAN HORNBEAM) ZONE: 3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0" table:style-name="ce4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5" table:style-name="ce7">
            <text:p>$105.00</text:p>
          </table:table-cell>
          <table:table-cell office:value-type="currency" office:value="95" table:style-name="ce7">
            <text:p>$95.00</text:p>
          </table:table-cell>
          <table:table-cell office:value-type="float" office:value="25" table:style-name="ce4">
            <text:p>25</text:p>
          </table:table-cell>
          <table:table-cell table:style-name="ce1"/>
          <table:table-cell table:number-columns-repeated="16376" table:style-name="ce2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5" table:style-name="ce7">
            <text:p>$125.00</text:p>
          </table:table-cell>
          <table:table-cell office:value-type="currency" office:value="112" table:style-name="ce7">
            <text:p>$112.00</text:p>
          </table:table-cell>
          <table:table-cell office:value-type="float" office:value="50" table:style-name="ce4">
            <text:p>5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CARPINUS BETULUS (FASTIGIATA HORNBEAM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90" table:style-name="ce7">
            <text:p>$90.00</text:p>
          </table:table-cell>
          <table:table-cell office:value-type="float" office:value="20" table:style-name="ce4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4" table:style-name="ce4"/>
          <table:table-cell office:value-type="currency" office:value="112" table:style-name="ce7">
            <text:p>$112.00</text:p>
          </table:table-cell>
          <table:table-cell office:value-type="float" office:value="15" table:style-name="ce4">
            <text:p>1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CARPINUS BETULUS (‘PINOCCHIO’ HORNBEAM) ZONE: 5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office:value-type="currency" office:value="110" table:style-name="ce7">
            <text:p>$110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CARYA CORDIFORMIS (BITTERNUT HICKORY) ZONE: 3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30" table:style-name="ce4">
            <text:p>3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CELTIS OCCIDENTALIS (HACKBERRY)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"</text:p>
          </table:table-cell>
          <table:table-cell table:number-columns-repeated="4" table:style-name="ce4"/>
          <table:table-cell office:value-type="currency" office:value="70" table:style-name="ce6">
            <text:p>$70.00<text:s/>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8" table:style-name="ce7">
            <text:p>$108.00</text:p>
          </table:table-cell>
          <table:table-cell office:value-type="float" office:value="30" table:style-name="ce4">
            <text:p>3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60" table:style-name="ce7">
            <text:p>$160.00</text:p>
          </table:table-cell>
          <table:table-cell office:value-type="currency" office:value="144" table:style-name="ce7">
            <text:p>$144.00</text:p>
          </table:table-cell>
          <table:table-cell office:value-type="float" office:value="20" table:style-name="ce4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65" table:style-name="ce7">
            <text:p>$165.00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HIONANTHUS VIRGINICUS (WHITE FRINGE TREE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table:style-name="ce7"/>
          <table:table-cell office:value-type="currency" office:value="95" table:style-name="ce7">
            <text:p>$9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ORNUS KOUSA (KOUSA DOGWOOD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table:style-name="ce7"/>
          <table:table-cell office:value-type="currency" office:value="70" table:style-name="ce7">
            <text:p>$70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RATAGUS VIRIDIS (WINTER KING HAWTHORN) ZONE: 4-8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08" table:style-name="ce7">
            <text:p>$108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FAGUS GRANDIFOLIA (AMERICAN BEECH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office:value-type="currency" office:value="81" table:style-name="ce7">
            <text:p>$81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10" table:style-name="ce7">
            <text:p>$110.00</text:p>
          </table:table-cell>
          <table:table-cell office:value-type="currency" office:value="99" table:style-name="ce7">
            <text:p>$99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30" table:style-name="ce7">
            <text:p>$130.00</text:p>
          </table:table-cell>
          <table:table-cell office:value-type="currency" office:value="117" table:style-name="ce7">
            <text:p>$117.00</text:p>
          </table:table-cell>
          <table:table-cell office:value-type="float" office:value="60" table:style-name="ce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GINKGO BILOBA (MAIDENHAIR TREE) ZONE: 4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10" table:style-name="ce7">
            <text:p>$110.00</text:p>
          </table:table-cell>
          <table:table-cell office:value-type="currency" office:value="99" table:style-name="ce7">
            <text:p>$99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20" table:style-name="ce7">
            <text:p>$120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"</text:p>
          </table:table-cell>
          <table:table-cell table:number-columns-repeated="3" table:style-name="ce4"/>
          <table:table-cell table:style-name="ce7"/>
          <table:table-cell office:value-type="currency" office:value="160" table:style-name="ce7">
            <text:p>$160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GLEDITSIA TRIACANTHOS (SKYLINE HONEYLOCUST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5" table:style-name="ce7">
            <text:p>$9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35" table:style-name="ce7">
            <text:p>$13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HAMAMELIS VIRGINIANA (COMMON WITCHHAZEL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5"</text:p>
          </table:table-cell>
          <table:table-cell table:number-columns-repeated="4" table:style-name="ce4"/>
          <table:table-cell office:value-type="currency" office:value="68" table:style-name="ce8">
            <text:p>$6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88" table:style-name="ce8">
            <text:p>$88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QUIDAMBAR STYRACIFLUA (AMERICAN SWEETGU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3"</text:p>
          </table:table-cell>
          <table:table-cell table:number-columns-repeated="3" table:style-name="ce4"/>
          <table:table-cell office:value-type="currency" office:value="160" table:style-name="ce7">
            <text:p>$160.00</text:p>
          </table:table-cell>
          <table:table-cell office:value-type="currency" office:value="144" table:style-name="ce7">
            <text:p>$144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"</text:p>
          </table:table-cell>
          <table:table-cell table:number-columns-repeated="3" table:style-name="ce4"/>
          <table:table-cell table:style-name="ce7"/>
          <table:table-cell office:value-type="currency" office:value="225" table:style-name="ce7">
            <text:p>$225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QUIDAMBAR (ROTUNDILOBA SWEETGU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90" table:style-name="ce7">
            <text:p>$9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QUIDAMBAR STYRACIFLUA (HAPPIZAZE SWEETGU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88" table:style-name="ce7">
            <text:p>$88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QUIDAMBAR STYRACIFLUA (SLENDER SILHOUETTE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table:style-name="ce7"/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"</text:p>
          </table:table-cell>
          <table:table-cell table:number-columns-repeated="3" table:style-name="ce4"/>
          <table:table-cell table:style-name="ce7"/>
          <table:table-cell office:value-type="currency" office:value="165" table:style-name="ce7">
            <text:p>$165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RIODENDRON TULIPIFERA (ARNOLD TULIP POPLAR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RIODENDRON TULIPFERA (EMERALD CITY TULIP POPLAR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table:style-name="ce7"/>
          <table:table-cell office:value-type="currency" office:value="90" table:style-name="ce7">
            <text:p>$9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4" table:style-name="ce4"/>
          <table:table-cell office:value-type="currency" office:value="110" table:style-name="ce7">
            <text:p>$110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GNOLIA X (ANN MAGNOLIA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5FT.</text:p>
          </table:table-cell>
          <table:table-cell table:number-columns-repeated="3" table:style-name="ce4"/>
          <table:table-cell office:value-type="currency" office:value="70" table:style-name="ce7">
            <text:p>$70.00</text:p>
          </table:table-cell>
          <table:table-cell office:value-type="currency" office:value="63" table:style-name="ce7">
            <text:p>$63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table:style-name="ce7"/>
          <table:table-cell office:value-type="currency" office:value="78" table:style-name="ce7">
            <text:p>$7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GNOLIA X (JANE MAGNOLIA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5FT.</text:p>
          </table:table-cell>
          <table:table-cell table:number-columns-repeated="3" table:style-name="ce4"/>
          <table:table-cell office:value-type="currency" office:value="70" table:style-name="ce7">
            <text:p>$70.00</text:p>
          </table:table-cell>
          <table:table-cell office:value-type="currency" office:value="63" table:style-name="ce7">
            <text:p>$63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office:value-type="currency" office:value="78" table:style-name="ce7">
            <text:p>$78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office:value-type="currency" office:value="86" table:style-name="ce7">
            <text:p>$86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GNOLIA VIRGINIANA (SWEET BAY MAGNOLIA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8FT.</text:p>
          </table:table-cell>
          <table:table-cell table:number-columns-repeated="3" table:style-name="ce4"/>
          <table:table-cell office:value-type="currency" office:value="105" table:style-name="ce7">
            <text:p>$105.00</text:p>
          </table:table-cell>
          <table:table-cell office:value-type="currency" office:value="95" table:style-name="ce7">
            <text:p>$9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0FT.</text:p>
          </table:table-cell>
          <table:table-cell table:number-columns-repeated="3" table:style-name="ce4"/>
          <table:table-cell office:value-type="currency" office:value="130" table:style-name="ce7">
            <text:p>$130.00</text:p>
          </table:table-cell>
          <table:table-cell office:value-type="currency" office:value="117" table:style-name="ce7">
            <text:p>$117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GNOLIA VIRGINIANA (MOONGLOW SWEET BAY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4" table:style-name="ce4"/>
          <table:table-cell office:value-type="currency" office:value="78" table:style-name="ce7">
            <text:p>$7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4" table:style-name="ce4"/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4" table:style-name="ce4"/>
          <table:table-cell office:value-type="currency" office:value="110" table:style-name="ce7">
            <text:p>$11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US BRANDYWINE (BRANDYWINE CRAB)</text:p>
          </table:table-cell>
          <table:table-cell table:number-columns-repeated="4" table:style-name="ce4"/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88" table:style-name="ce7">
            <text:p>$88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US RED JEWEL (RED JEWEL CRAB)</text:p>
          </table:table-cell>
          <table:table-cell table:number-columns-repeated="4" table:style-name="ce4"/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88" table:style-name="ce7">
            <text:p>$8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US ROBINSON (ROBINSON CRAB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table:style-name="ce7"/>
          <table:table-cell office:value-type="currency" office:value="85" table:style-name="ce7">
            <text:p>$85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4" table:style-name="ce4"/>
          <table:table-cell office:value-type="currency" office:value="100" table:style-name="ce7">
            <text:p>$10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US (ROYAL RAINDROPS CRABAPPLE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05" table:style-name="ce7">
            <text:p>$10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table:number-columns-repeated="7" table:style-name="ce4"/>
          <table:table-cell table:number-columns-repeated="16377"/>
        </table:table-row>
        <table:table-row table:style-name="ro2">
          <table:table-cell office:value-type="string" table:style-name="ce3">
            <text:p>MALUS (PRAIRIE FIRE CRAB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05" table:style-name="ce7">
            <text:p>$10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US (SUGAR TYME CRAB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office:value-type="currency" office:value="72" table:style-name="ce7">
            <text:p>$72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YSSA SYLVATICA (BLACK GU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75" table:style-name="ce7">
            <text:p>$75.00</text:p>
          </table:table-cell>
          <table:table-cell office:value-type="currency" office:value="70" table:style-name="ce7">
            <text:p>$70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office:value-type="currency" office:value="85" table:style-name="ce7">
            <text:p>$8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15" table:style-name="ce7">
            <text:p>$115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45" table:style-name="ce7">
            <text:p>$145.00</text:p>
          </table:table-cell>
          <table:table-cell office:value-type="currency" office:value="140" table:style-name="ce7">
            <text:p>$140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65" table:style-name="ce7">
            <text:p>$165.00</text:p>
          </table:table-cell>
          <table:table-cell office:value-type="currency" office:value="160" table:style-name="ce7">
            <text:p>$160.00</text:p>
          </table:table-cell>
          <table:table-cell office:value-type="float" office:value="35" table:style-name="ce4">
            <text:p>3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YSSA SYLVATICA (NITRO BLACK GUM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YSSA SYLVATICA (WILDFIRE BLACKGU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5" table:style-name="ce7">
            <text:p>$9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10" table:style-name="ce7">
            <text:p>$11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YSSA SYLVATICA (FOREST FIRE BLACKGUM) ZONE: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10" table:style-name="ce7">
            <text:p>$110.00</text:p>
          </table:table-cell>
          <table:table-cell office:value-type="float" office:value="45" table:style-name="ce4">
            <text:p>4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45" table:style-name="ce7">
            <text:p>$145.00</text:p>
          </table:table-cell>
          <table:table-cell office:value-type="currency" office:value="140" table:style-name="ce7">
            <text:p>$140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LATANUS X CERIFOLIA (EXCLAMATION PLANETREE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0" table:style-name="ce7">
            <text:p>$110.00</text:p>
          </table:table-cell>
          <table:table-cell office:value-type="currency" office:value="99" table:style-name="ce7">
            <text:p>$99.00</text:p>
          </table:table-cell>
          <table:table-cell office:value-type="float" office:value="60" table:style-name="ce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40" table:style-name="ce7">
            <text:p>$140.00</text:p>
          </table:table-cell>
          <table:table-cell office:value-type="currency" office:value="126" table:style-name="ce7">
            <text:p>$126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65" table:style-name="ce7">
            <text:p>$165.00</text:p>
          </table:table-cell>
          <table:table-cell office:value-type="currency" office:value="148" table:style-name="ce7">
            <text:p>$148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office:value-type="currency" office:value="200" table:style-name="ce7">
            <text:p>$200.00</text:p>
          </table:table-cell>
          <table:table-cell office:value-type="currency" office:value="180" table:style-name="ce7">
            <text:p>$18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RUNUS CHERRY (KWANZAN CHERRY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05" table:style-name="ce7">
            <text:p>$105.00</text:p>
          </table:table-cell>
          <table:table-cell office:value-type="currency" office:value="95" table:style-name="ce7">
            <text:p>$9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25" table:style-name="ce7">
            <text:p>$125.00</text:p>
          </table:table-cell>
          <table:table-cell office:value-type="currency" office:value="112" table:style-name="ce7">
            <text:p>$112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RUNUS CHERRY YEDOENSIS (YOSHINO CHERRY) ZONE: 5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5" table:style-name="ce7">
            <text:p>$15.00</text:p>
          </table:table-cell>
          <table:table-cell office:value-type="currency" office:value="95" table:style-name="ce7">
            <text:p>$95.00</text:p>
          </table:table-cell>
          <table:table-cell office:value-type="float" office:value="30" table:style-name="ce4">
            <text:p>3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30" table:style-name="ce7">
            <text:p>$130.00</text:p>
          </table:table-cell>
          <table:table-cell office:value-type="currency" office:value="125" table:style-name="ce7">
            <text:p>$125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RUNUS SUBHIRTELLA PENDULA (WEEPING CHERRY DOUBLE FLOWER) ZONE: 5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2.5"</text:p>
          </table:table-cell>
          <table:table-cell table:number-columns-repeated="3" table:style-name="ce4"/>
          <table:table-cell table:style-name="ce7"/>
          <table:table-cell office:value-type="currency" office:value="130" table:style-name="ce7">
            <text:p>$130.00</text:p>
          </table:table-cell>
          <table:table-cell office:value-type="float" office:value="10" table:style-name="ce4">
            <text:p>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RUNUS CERASIFERA (KRAUTER VESUVIUS) PKV PLUM ZONE: 4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70" table:style-name="ce7">
            <text:p>$70.00</text:p>
          </table:table-cell>
          <table:table-cell office:value-type="currency" office:value="65" table:style-name="ce7">
            <text:p>$65.00</text:p>
          </table:table-cell>
          <table:table-cell office:value-type="float" office:value="10" table:style-name="ce4">
            <text:p>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05" table:style-name="ce7">
            <text:p>$105.00</text:p>
          </table:table-cell>
          <table:table-cell office:value-type="currency" office:value="100" table:style-name="ce7">
            <text:p>$100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QUERCUS ALBA (WHITE OAK) ZONE 3-9</text:p>
          </table:table-cell>
          <table:table-cell table:number-columns-repeated="6" table:style-name="ce3"/>
          <table:table-cell table:style-name="ce2"/>
          <table:table-cell table:number-columns-repeated="16376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50" table:style-name="ce4">
            <text:p>50</text:p>
          </table:table-cell>
          <table:table-cell table:style-name="ce1"/>
          <table:table-cell table:number-columns-repeated="16376" table:style-name="ce2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100" table:style-name="ce4">
            <text:p>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75" table:style-name="ce4">
            <text:p>7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QUERCUS BICOLOR (SWAMP WHITE OAK) ZONE: 3-8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60" table:style-name="ce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50" table:style-name="ce7">
            <text:p>$25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BICOLOR (SWAMP CHESTNUT OAK) ZONE: 4-8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0" table:style-name="ce7">
            <text:p>$10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40" table:style-name="ce7">
            <text:p>$140.00</text:p>
          </table:table-cell>
          <table:table-cell office:value-type="currency" office:value="135" table:style-name="ce7">
            <text:p>$135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BOREALIS (NOTHERN RED OAK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30" table:style-name="ce7">
            <text:p>$130.00</text:p>
          </table:table-cell>
          <table:table-cell office:value-type="currency" office:value="117" table:style-name="ce7">
            <text:p>$117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60" table:style-name="ce7">
            <text:p>$160.00</text:p>
          </table:table-cell>
          <table:table-cell office:value-type="currency" office:value="144" table:style-name="ce7">
            <text:p>$144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MACROCARPA (BURR OAK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3" table:style-name="ce4"/>
          <table:table-cell office:value-type="currency" office:value="88" table:style-name="ce7">
            <text:p>$88.00</text:p>
          </table:table-cell>
          <table:table-cell office:value-type="currency" office:value="85" table:style-name="ce7">
            <text:p>$8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office:value-type="currency" office:value="225" table:style-name="ce7">
            <text:p>$225.00</text:p>
          </table:table-cell>
          <table:table-cell table:style-name="ce4"/>
          <table:table-cell office:value-type="float" office:value="19" table:style-name="ce4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NUTALLII (NUTTALL OAK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4" table:style-name="ce4"/>
          <table:table-cell office:value-type="float" office:value="110" table:style-name="ce4">
            <text:p>11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25" table:style-name="ce7">
            <text:p>$225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OVERCUP (OVERCUP OAK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88" table:style-name="ce7">
            <text:p>$88.00</text:p>
          </table:table-cell>
          <table:table-cell office:value-type="currency" office:value="85" table:style-name="ce7">
            <text:p>$85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90" table:style-name="ce4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50" table:style-name="ce7">
            <text:p>$250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PALUSTRIS (PIN OAK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”</text:p>
          </table:table-cell>
          <table:table-cell table:number-columns-repeated="3" table:style-name="ce4"/>
          <table:table-cell office:value-type="currency" office:value="68" table:style-name="ce7">
            <text:p>$68.00</text:p>
          </table:table-cell>
          <table:table-cell office:value-type="currency" office:value="65" table:style-name="ce7">
            <text:p>$6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35" table:style-name="ce7">
            <text:p>$23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PHELLOS (WILLOW OAK) ZONE: 5</text:p>
          </table:table-cell>
          <table:table-cell table:number-columns-repeated="3" table:style-name="ce3"/>
          <table:table-cell table:number-columns-repeated="2" table:style-name="ce9"/>
          <table:table-cell table:style-name="ce3"/>
          <table:table-cell table:number-columns-repeated="16377" table:style-name="ce2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office:value-type="currency" office:value="90" table:style-name="ce7">
            <text:p>$90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50" table:style-name="ce7">
            <text:p>$25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ROBUR X BICOLOR (KINDRED SPIRIT OAK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4" table:style-name="ce4"/>
          <table:table-cell office:value-type="currency" office:value="90" table:style-name="ce7">
            <text:p>$90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QUERCUS SHUMARDII (SHUMARD OAK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35" table:style-name="ce4">
            <text:p>3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4”</text:p>
          </table:table-cell>
          <table:table-cell table:number-columns-repeated="3" table:style-name="ce4"/>
          <table:table-cell table:style-name="ce7"/>
          <table:table-cell office:value-type="currency" office:value="250" table:style-name="ce7">
            <text:p>$25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URPLE SALIX PURPUREA (BLUE ARCTIC WILLOW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4" table:style-name="ce4"/>
          <table:table-cell office:value-type="currency" office:value="60" table:style-name="ce7">
            <text:p>$60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T<text:span text:style-name="T1">AXODIUM DISTICHUM (BALD CYPRESS) ZONE: 4</text:span>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5"</text:p>
          </table:table-cell>
          <table:table-cell table:number-columns-repeated="3" table:style-name="ce4"/>
          <table:table-cell table:style-name="ce7"/>
          <table:table-cell office:value-type="currency" office:value="70" table:style-name="ce7">
            <text:p>$70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ILIA TOMENTOSA (SILVER LINDEN)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05" table:style-name="ce7">
            <text:p>$10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ULMUS PARVIFOLIA (EVERCLEAR ELM) ZONE: 6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1.75”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office:value-type="currency" office:value="85" table:style-name="ce7">
            <text:p>$8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"</text:p>
          </table:table-cell>
          <table:table-cell table:number-columns-repeated="3" table:style-name="ce4"/>
          <table:table-cell table:style-name="ce7"/>
          <table:table-cell office:value-type="currency" office:value="105" table:style-name="ce7">
            <text:p>$10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ULMUS PARVIFOLIA ‘EMER II’ (ALL’EE ELM) ZONE: 6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4" table:style-name="ce7">
            <text:p>$104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ULMUS X FRONTIER (FRONTIER EL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office:value-type="currency" office:value="104" table:style-name="ce7">
            <text:p>$104.0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"</text:p>
          </table:table-cell>
          <table:table-cell table:number-columns-repeated="3" table:style-name="ce4"/>
          <table:table-cell table:style-name="ce7"/>
          <table:table-cell office:value-type="currency" office:value="130" table:style-name="ce7">
            <text:p>$130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ULMUS (PRINCETON ELM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"</text:p>
          </table:table-cell>
          <table:table-cell table:number-columns-repeated="3" table:style-name="ce4"/>
          <table:table-cell table:style-name="ce7"/>
          <table:table-cell office:value-type="currency" office:value="135" table:style-name="ce7">
            <text:p>$135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ZELKOVA SERRATA (GREEN VASE ZELKOVA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.5”</text:p>
          </table:table-cell>
          <table:table-cell table:number-columns-repeated="3" table:style-name="ce4"/>
          <table:table-cell office:value-type="currency" office:value="150" table:style-name="ce7">
            <text:p>$150.00</text:p>
          </table:table-cell>
          <table:table-cell office:value-type="currency" office:value="135" table:style-name="ce7">
            <text:p>$135.00</text:p>
          </table:table-cell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”</text:p>
          </table:table-cell>
          <table:table-cell table:number-columns-repeated="3" table:style-name="ce4"/>
          <table:table-cell office:value-type="currency" office:value="180" table:style-name="ce7">
            <text:p>$180.00</text:p>
          </table:table-cell>
          <table:table-cell office:value-type="currency" office:value="162" table:style-name="ce7">
            <text:p>$162.00</text:p>
          </table:table-cell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ZELKOVA (MUSASHINO) ZONE: 4</text:p>
          </table:table-cell>
          <table:table-cell table:number-columns-repeated="2" table:style-name="ce3"/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4">
            <text:p>1.75"</text:p>
          </table:table-cell>
          <table:table-cell table:number-columns-repeated="2" table:style-name="ce3"/>
          <table:table-cell table:number-columns-repeated="2" table:style-name="ce4"/>
          <table:table-cell office:value-type="currency" office:value="88" table:style-name="ce7">
            <text:p>$88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”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office:value-type="currency" office:value="108" table:style-name="ce7">
            <text:p>$108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VERGREENS (BROADLEAF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XUS X (GREEN MOUNTAIN BOXWOOD – PYRAMIDAL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4”</text:p>
          </table:table-cell>
          <table:table-cell table:number-columns-repeated="3" table:style-name="ce4"/>
          <table:table-cell office:value-type="currency" office:value="48" table:style-name="ce7">
            <text:p>$48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XUS (WINTERGREEN BOXWOOD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24”</text:p>
          </table:table-cell>
          <table:table-cell table:number-columns-repeated="3" table:style-name="ce4"/>
          <table:table-cell office:value-type="currency" office:value="48" table:style-name="ce7">
            <text:p>$48.00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0"</text:p>
          </table:table-cell>
          <table:table-cell table:number-columns-repeated="3" table:style-name="ce4"/>
          <table:table-cell office:value-type="currency" office:value="58" table:style-name="ce7">
            <text:p>$58.00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ILEX CRENATA (SKYPENCIL HOLLY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70" table:style-name="ce7">
            <text:p>$70.00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ILEX X 'NELLIE R. STEVENS (NELLIE R. STEVENS HOLLY)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4">
            <text:p>5FT.</text:p>
          </table:table-cell>
          <table:table-cell table:number-columns-repeated="3" table:style-name="ce4"/>
          <table:table-cell office:value-type="currency" office:value="70" table:style-name="ce7">
            <text:p>$70.00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88" table:style-name="ce7">
            <text:p>$88.00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ILEX OPACA ‘SATYR HILL’ (SATYR HILL AMERICAN HOLLY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140" table:style-name="ce7">
            <text:p>$140.00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8FT.</text:p>
          </table:table-cell>
          <table:table-cell table:number-columns-repeated="3" table:style-name="ce4"/>
          <table:table-cell office:value-type="currency" office:value="170" table:style-name="ce7">
            <text:p>$170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EVERGREENS (NEEDLE TYPE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UNIPERUS VIRGINIANA (EASTERN RED CEDAR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65" table:style-name="ce7">
            <text:p>$65.00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9FT.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UNIPERUS CHINENSIS (TRAUTMAN JUNIPER)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UNIPERUS x JNBlue SELECT (STAR POWER JUNIPER) ZONE: 3-6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4">
            <text:p>5FT.</text:p>
          </table:table-cell>
          <table:table-cell table:number-columns-repeated="4" table:style-name="ce4"/>
          <table:table-cell office:value-type="currency" office:value="55" table:style-name="ce8">
            <text:p>$55.0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UNIPERUS VIRGINIANA (TAYLOR JUNIPER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120" table:style-name="ce7">
            <text:p>$120.00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HUJA OCCIDENTALLIS (EMERALD GREEN ARBORVITAE) ZONE: 3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table:style-name="ce7"/>
          <table:table-cell office:value-type="currency" office:value="78" table:style-name="ce7">
            <text:p>$78.00</text:p>
          </table:table-cell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HUJA OCCIDENTALLIS (‘ART BOE’ NORTH POLE ARBORVITAE) ZONE: 3-8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85" table:style-name="ce7">
            <text:p>$85.00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95" table:style-name="ce7">
            <text:p>$95.00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8FT.</text:p>
          </table:table-cell>
          <table:table-cell table:number-columns-repeated="3" table:style-name="ce4"/>
          <table:table-cell office:value-type="currency" office:value="105" table:style-name="ce7">
            <text:p>$105.00</text:p>
          </table:table-cell>
          <table:table-cell table:style-name="ce4"/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HUJA PLICATA X STANDISHII (GREEN GIANT ARBORVITAE) ZONE: 5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100" table:style-name="ce7">
            <text:p>$100.0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7FT.</text:p>
          </table:table-cell>
          <table:table-cell table:number-columns-repeated="3" table:style-name="ce4"/>
          <table:table-cell office:value-type="currency" office:value="88" table:style-name="ce7">
            <text:p>$88.00</text:p>
          </table:table-cell>
          <table:table-cell table:style-name="ce7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NUS STROBUS (WHITE PINE SEMI-SHEARED) ZONE: 5</text:p>
          </table:table-cell>
          <table:table-cell table:number-columns-repeated="3" table:style-name="ce4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string" table:style-name="ce4">
            <text:p>8FT.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9FT.</text:p>
          </table:table-cell>
          <table:table-cell table:number-columns-repeated="3" table:style-name="ce4"/>
          <table:table-cell office:value-type="currency" office:value="90" table:style-name="ce7">
            <text:p>$90.00</text:p>
          </table:table-cell>
          <table:table-cell table:style-name="ce4"/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0FT.</text:p>
          </table:table-cell>
          <table:table-cell table:number-columns-repeated="3" table:style-name="ce4"/>
          <table:table-cell office:value-type="currency" office:value="115" table:style-name="ce7">
            <text:p>$115.00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NUS TAEDA (LOBLOLLY PINE) ZONE: 6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/1.75"</text:p>
          </table:table-cell>
          <table:table-cell table:number-columns-repeated="3" table:style-name="ce4"/>
          <table:table-cell table:style-name="ce7"/>
          <table:table-cell office:value-type="currency" office:value="55" table:style-name="ce8">
            <text:p>$55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8FT./2”</text:p>
          </table:table-cell>
          <table:table-cell table:number-columns-repeated="3" table:style-name="ce4"/>
          <table:table-cell table:style-name="ce7"/>
          <table:table-cell office:value-type="currency" office:value="72" table:style-name="ce7">
            <text:p>$72.00</text:p>
          </table:table-cell>
          <table:table-cell office:value-type="float" office:value="50" table:style-name="ce4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0FT./2.5”</text:p>
          </table:table-cell>
          <table:table-cell table:number-columns-repeated="3" table:style-name="ce4"/>
          <table:table-cell table:style-name="ce7"/>
          <table:table-cell office:value-type="currency" office:value="88" table:style-name="ce7">
            <text:p>$88.00</text:p>
          </table:table-cell>
          <table:table-cell office:value-type="float" office:value="100" table:style-name="ce4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NUS VIRGINIANA (VIRGINIA PINE) ZONE: 4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4">
            <text:p>6FT.</text:p>
          </table:table-cell>
          <table:table-cell table:number-columns-repeated="3" table:style-name="ce4"/>
          <table:table-cell office:value-type="currency" office:value="55" table:style-name="ce7">
            <text:p>$55.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8FT.</text:p>
          </table:table-cell>
          <table:table-cell table:number-columns-repeated="3" table:style-name="ce4"/>
          <table:table-cell office:value-type="currency" office:value="80" table:style-name="ce7">
            <text:p>$80.00</text:p>
          </table:table-cell>
          <table:table-cell table:style-name="ce4"/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0FT.</text:p>
          </table:table-cell>
          <table:table-cell table:number-columns-repeated="3" table:style-name="ce4"/>
          <table:table-cell office:value-type="currency" office:value="98" table:style-name="ce7">
            <text:p>$98.00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Rubley’s Nursery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9689 Beersheba Hwy.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McMinnville, TN. <text:s/>37110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Office: (931) 668-1750<text:s text:c="7"/>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Email: tntreez@yahoo.com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Website: rubleysnurserytn.com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table:number-columns-repeated="7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Scott (931)235-4746</text:p>
          </table:table-cell>
          <table:table-cell table:style-name="ce4"/>
          <table:table-cell office:value-type="string" table:style-name="ce4">
            <text:p>Jim (931)235-7000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table:number-columns-repeated="2" table:style-name="ce4"/>
          <table:table-cell office:value-type="string" table:style-name="ce4">
            <text:p>Michael (931)235-9000 <text:s text:c="8"/>Zack (931)619-9494<text:s text:c="3"/></text:p>
          </table:table-cell>
          <table:table-cell table:number-columns-repeated="4" table:style-name="ce4"/>
          <table:table-cell table:number-columns-repeated="16377"/>
        </table:table-row>
        <table:table-row table:number-rows-repeated="10482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36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36P0"/>
    </number:currency-style>
    <number:currency-style style:name="N37">
      <number:currency-symbol>$</number:currency-symbol>
      <number:number number:decimal-places="2" number:min-decimal-places="2" number:min-integer-digits="1" number:grouping="true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201in" fo:margin-bottom="0.1201in" fo:margin-left="0.3201in" fo:margin-right="0.3201in" style:print-orientation="portrait" style:print-page-order="ttb" style:first-page-number="continue" style:scale-to="100%" style:table-centering="none" style:print="objects 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8</meta:generator>
    <meta:initial-creator>Owner</meta:initial-creator>
    <dc:creator>Vanessa Rubley</dc:creator>
    <meta:creation-date>2023-10-30T13:48:58Z</meta:creation-date>
    <dc:date>2024-06-03T19:37:28Z</dc:date>
    <meta:print-date>2024-06-03T19:27:33Z</meta:print-date>
    <meta:editing-cycles>42</meta:editing-cycles>
    <meta:editing-duration>PT33166S</meta:editing-duration>
  </office:meta>
</office:document-meta>
</file>